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tracked-changes>
        <text:changed-region text:id="ct505682784">
          <text:deletion>
            <office:change-info>
              <dc:creator>Angelo Di Iorio</dc:creator>
              <dc:date>2010-09-28T12:30:00</dc:date>
            </office:change-info>
            <text:p text:style-name="Standard"><text:s/></text:p>
          </text:deletion>
        </text:changed-region>
        <text:changed-region text:id="ct612522544">
          <text:deletion>
            <office:change-info>
              <dc:creator>Angelo Di Iorio</dc:creator>
              <dc:date>2010-09-28T12:30:00</dc:date>
            </office:change-info>
            <text:p text:style-name="Standard">movie</text:p>
          </text:deletion>
        </text:changed-region>
        <text:changed-region text:id="ct674970080">
          <text:deletion>
            <office:change-info>
              <dc:creator>Fabio Vitali</dc:creator>
              <dc:date>2010-09-28T12:24:00</dc:date>
            </office:change-info>
            <text:p text:style-name="Standard">s. My favourite is</text:p>
          </text:deletion>
        </text:changed-region>
        <text:changed-region text:id="ct716904864">
          <text:deletion>
            <office:change-info>
              <dc:creator>Silvio Peroni</dc:creator>
              <dc:date>2010-09-28T12:28:00</dc:date>
            </office:change-info>
            <text:p text:style-name="Standard">fairy tale</text:p>
          </text:deletion>
        </text:changed-region>
        <text:changed-region text:id="ct504382688">
          <text:deletion>
            <office:change-info>
              <dc:creator>Angelo Di Iorio</dc:creator>
              <dc:date>2010-09-28T12:30:00</dc:date>
            </office:change-info>
            <text:p text:style-name="Standard">the </text:p>
          </text:deletion>
        </text:changed-region>
        <text:changed-region text:id="ct673059296">
          <text:deletion>
            <office:change-info>
              <dc:creator>Angelo Di Iorio</dc:creator>
              <dc:date>2010-09-28T12:30:00</dc:date>
            </office:change-info>
            <text:p text:style-name="Standard">I like </text:p>
          </text:deletion>
        </text:changed-region>
        <text:changed-region text:id="ct513097328">
          <text:deletion>
            <office:change-info>
              <dc:creator>Fabio Vitali</dc:creator>
              <dc:date>2010-09-28T12:32:00</dc:date>
            </office:change-info>
            <text:p text:style-name="Standard"><text:s/>and the Seven Dwarfs</text:p>
          </text:deletion>
        </text:changed-region>
        <text:changed-region text:id="ct556811008">
          <text:deletion>
            <office:change-info>
              <dc:creator>Angelo Di Iorio</dc:creator>
              <dc:date>2010-09-28T12:30:00</dc:date>
            </office:change-info>
            <text:p text:style-name="Standard">, based on the homonymous</text:p>
          </text:deletion>
        </text:changed-region>
        <text:changed-region text:id="ct502847600">
          <text:insertion>
            <office:change-info>
              <dc:creator>Angelo Di Iorio</dc:creator>
              <dc:date>2010-09-28T12:30:00</dc:date>
            </office:change-info>
          </text:insertion>
        </text:changed-region>
        <text:changed-region text:id="ct720120272">
          <text:insertion>
            <office:change-info>
              <dc:creator>Fabio Vitali</dc:creator>
              <dc:date>2010-09-28T12:29:00</dc:date>
            </office:change-info>
          </text:insertion>
        </text:changed-region>
        <text:changed-region text:id="ct506102864">
          <text:insertion>
            <office:change-info>
              <dc:creator>Fabio Vitali</dc:creator>
              <dc:date>2010-09-28T12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change text:change-id="ct505682784"/><text:change text:change-id="ct612522544"/><text:change text:change-id="ct674970080"/><text:change text:change-id="ct716904864"/><text:change text:change-id="ct504382688"/><text:change text:change-id="ct673059296"/>‘Snow White<text:change text:change-id="ct513097328"/>’<text:change text:change-id="ct556811008"/><text:change-start text:change-id="ct502847600"/> is my favourite<text:change-end text:change-id="ct502847600"/><text:change-start text:change-id="ct720120272"/> character of fairy tale<text:change-end text:change-id="ct720120272"/><text:change-start text:change-id="ct506102864"/>s<text:change-end text:change-id="ct506102864"/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nday Sunday</meta:initial-creator>
    <meta:creation-date>2010-09-28T12:21:49</meta:creation-date>
    <dc:date>2010-09-28T12:33:22</dc:date>
    <dc:creator>Fabio Vitali</dc:creator>
    <meta:editing-duration>PT00H06M36S</meta:editing-duration>
    <meta:editing-cycles>10</meta:editing-cycles>
    <meta:generator>OpenOffice.org/3.2$Unix OpenOffice.org_project/320m12$Build-9483</meta:generator>
    <meta:document-statistic meta:table-count="0" meta:image-count="0" meta:object-count="0" meta:page-count="1" meta:paragraph-count="9" meta:word-count="29" meta:character-count="145"/>
  </office:meta>
</office:document-meta>
</file>